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alContextProviderImpl.getDefaultM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rtalContextProviderImpl.getPropert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ContextProviderImpl.getBaseURLexcludeContext( boolean secur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ContextProviderImpl.getDefaultSt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rtalContextProviderImpl.getBaseURL( boolean secur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ContextProviderImpl.getSupportedWindowSt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ContextProviderImpl.getProper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alContextProviderImpl.getPortal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ContextProviderImpl.getSupportedPortletM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ContextProviderImpl.PortalContextProviderImpl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rtalContextProviderImpl.init( Map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